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bold" officeooo:rsid="00008c38" officeooo:paragraph-rsid="00008c38" style:font-weight-asian="bold" style:font-weight-complex="bold"/>
    </style:style>
    <style:style style:name="P2"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bold" officeooo:rsid="00064686" officeooo:paragraph-rsid="00064686" style:font-weight-asian="bold" style:font-weight-complex="bold"/>
    </style:style>
    <style:style style:name="P3" style:family="paragraph" style:parent-style-name="Standard">
      <style:paragraph-properties fo:line-height="150%" fo:text-align="justify" style:justify-single-word="false"/>
      <style:text-properties style:font-name="Arial" fo:language="de" fo:country="DE" officeooo:rsid="00008c38" officeooo:paragraph-rsid="00008c38"/>
    </style:style>
    <style:style style:name="P4" style:family="paragraph" style:parent-style-name="Standard">
      <style:paragraph-properties fo:line-height="150%" fo:text-align="justify" style:justify-single-word="false"/>
      <style:text-properties style:font-name="Arial" fo:language="de" fo:country="DE" officeooo:rsid="00011984" officeooo:paragraph-rsid="00011984"/>
    </style:style>
    <style:style style:name="P5" style:family="paragraph" style:parent-style-name="Standard">
      <style:paragraph-properties fo:line-height="150%" fo:text-align="justify" style:justify-single-word="false"/>
      <style:text-properties style:font-name="Arial" fo:language="de" fo:country="DE" officeooo:rsid="000213ea" officeooo:paragraph-rsid="000213ea"/>
    </style:style>
    <style:style style:name="P6" style:family="paragraph" style:parent-style-name="Standard">
      <style:paragraph-properties fo:line-height="150%" fo:text-align="justify" style:justify-single-word="false"/>
      <style:text-properties style:font-name="Arial" fo:language="de" fo:country="DE" style:text-underline-style="none" officeooo:rsid="00034641" officeooo:paragraph-rsid="000213ea"/>
    </style:style>
    <style:style style:name="P7" style:family="paragraph" style:parent-style-name="Standard">
      <style:paragraph-properties fo:line-height="150%" fo:text-align="justify" style:justify-single-word="false"/>
      <style:text-properties style:font-name="Arial" fo:language="de" fo:country="DE" style:text-underline-style="none" officeooo:rsid="00064686" officeooo:paragraph-rsid="00064686"/>
    </style:style>
    <style:style style:name="P8" style:family="paragraph" style:parent-style-name="Standard">
      <style:paragraph-properties fo:line-height="150%" fo:text-align="justify" style:justify-single-word="false"/>
      <style:text-properties style:font-name="Arial" fo:language="de" fo:country="DE" style:text-underline-style="none" officeooo:rsid="000b1f6d" officeooo:paragraph-rsid="000b1f6d"/>
    </style:style>
    <style:style style:name="P9" style:family="paragraph" style:parent-style-name="Standard">
      <style:paragraph-properties fo:line-height="150%" fo:text-align="justify" style:justify-single-word="false"/>
      <style:text-properties style:font-name="Arial" fo:language="de" fo:country="DE" style:text-underline-style="none" officeooo:rsid="000d1e0a" officeooo:paragraph-rsid="000d1e0a"/>
    </style:style>
    <style:style style:name="P10" style:family="paragraph" style:parent-style-name="Standard">
      <style:paragraph-properties fo:line-height="150%" fo:text-align="justify" style:justify-single-word="false"/>
      <style:text-properties style:font-name="Arial" fo:language="de" fo:country="DE" style:text-underline-style="none" officeooo:rsid="00114080" officeooo:paragraph-rsid="000f74aa"/>
    </style:style>
    <style:style style:name="P11" style:family="paragraph" style:parent-style-name="Standard">
      <style:paragraph-properties fo:line-height="150%" fo:text-align="justify" style:justify-single-word="false"/>
      <style:text-properties style:font-name="Arial" fo:language="de" fo:country="DE" style:text-underline-style="none" officeooo:rsid="00145587" officeooo:paragraph-rsid="0012af7c"/>
    </style:style>
    <style:style style:name="P12" style:family="paragraph" style:parent-style-name="Standard">
      <style:paragraph-properties fo:line-height="150%" fo:text-align="justify" style:justify-single-word="false"/>
      <style:text-properties style:font-name="Arial" fo:language="de" fo:country="DE" style:text-underline-style="none" officeooo:rsid="00183691" officeooo:paragraph-rsid="0016374b"/>
    </style:style>
    <style:style style:name="P13" style:family="paragraph" style:parent-style-name="Standard">
      <style:paragraph-properties fo:line-height="150%" fo:text-align="justify" style:justify-single-word="false"/>
      <style:text-properties style:font-name="Arial" fo:language="de" fo:country="DE" style:text-underline-style="none" officeooo:rsid="00183691" officeooo:paragraph-rsid="00183691"/>
    </style:style>
    <style:style style:name="P14" style:family="paragraph" style:parent-style-name="Standard">
      <style:paragraph-properties fo:line-height="150%" fo:text-align="justify" style:justify-single-word="false"/>
      <style:text-properties style:font-name="Arial" fo:language="de" fo:country="DE" style:text-underline-style="none" officeooo:rsid="001addb7" officeooo:paragraph-rsid="001addb7"/>
    </style:style>
    <style:style style:name="P15" style:family="paragraph" style:parent-style-name="Standard">
      <style:paragraph-properties fo:line-height="150%" fo:text-align="justify" style:justify-single-word="false"/>
      <style:text-properties style:font-name="Arial" fo:language="de" fo:country="DE" style:text-underline-style="none" officeooo:rsid="001b3d0c" officeooo:paragraph-rsid="001b3d0c"/>
    </style:style>
    <style:style style:name="P16" style:family="paragraph" style:parent-style-name="Standard">
      <style:paragraph-properties fo:line-height="150%" fo:text-align="justify" style:justify-single-word="false"/>
      <style:text-properties style:font-name="Arial" fo:language="de" fo:country="DE" style:text-underline-style="none" fo:font-weight="bold" officeooo:rsid="001addb7" officeooo:paragraph-rsid="001addb7" style:font-weight-asian="bold" style:font-weight-complex="bold"/>
    </style:style>
    <style:style style:name="P17" style:family="paragraph" style:parent-style-name="Standard">
      <style:paragraph-properties fo:line-height="150%" fo:text-align="justify" style:justify-single-word="false"/>
      <style:text-properties style:font-name="Arial" fo:language="de" fo:country="DE" style:text-underline-style="none" fo:font-weight="bold" officeooo:rsid="001b3d0c" officeooo:paragraph-rsid="001b3d0c" style:font-weight-asian="bold" style:font-weight-complex="bold"/>
    </style:style>
    <style:style style:name="P18" style:family="paragraph" style:parent-style-name="Standard">
      <style:paragraph-properties fo:line-height="150%" fo:text-align="justify" style:justify-single-word="false"/>
      <style:text-properties style:font-name="Arial" fo:language="de" fo:country="DE" style:text-underline-style="none" fo:font-weight="bold" officeooo:rsid="00183691" officeooo:paragraph-rsid="00183691" style:font-weight-asian="bold" style:font-weight-complex="bold"/>
    </style:style>
    <style:style style:name="P19" style:family="paragraph" style:parent-style-name="Standard">
      <style:paragraph-properties fo:line-height="150%" fo:text-align="justify" style:justify-single-word="false"/>
      <style:text-properties style:font-name="Arial" fo:language="de" fo:country="DE" style:text-underline-style="none" fo:font-weight="bold" officeooo:rsid="0012af7c" officeooo:paragraph-rsid="0012af7c" style:font-weight-asian="bold" style:font-weight-complex="bold"/>
    </style:style>
    <style:style style:name="P20" style:family="paragraph" style:parent-style-name="Standard">
      <style:paragraph-properties fo:line-height="150%" fo:text-align="justify" style:justify-single-word="false"/>
      <style:text-properties style:font-name="Arial" fo:language="de" fo:country="DE" style:text-underline-style="none" fo:font-weight="bold" officeooo:rsid="000d1e0a" officeooo:paragraph-rsid="000d1e0a" style:font-weight-asian="bold" style:font-weight-complex="bold"/>
    </style:style>
    <style:style style:name="P21" style:family="paragraph" style:parent-style-name="Standard">
      <style:paragraph-properties fo:line-height="150%" fo:text-align="justify" style:justify-single-word="false"/>
      <style:text-properties style:font-name="Arial" fo:language="de" fo:country="DE" style:text-underline-style="none" fo:font-weight="bold" officeooo:rsid="001dcb6b" officeooo:paragraph-rsid="001dcb6b" style:font-weight-asian="bold" style:font-weight-complex="bold"/>
    </style:style>
    <style:style style:name="P22" style:family="paragraph" style:parent-style-name="Standard">
      <style:paragraph-properties fo:line-height="150%" fo:text-align="justify" style:justify-single-word="false"/>
      <style:text-properties style:font-name="Arial" fo:language="de" fo:country="DE" style:text-underline-style="none" fo:font-weight="normal" officeooo:rsid="001b3d0c" officeooo:paragraph-rsid="001b3d0c" style:font-weight-asian="normal" style:font-weight-complex="normal"/>
    </style:style>
    <style:style style:name="P23" style:family="paragraph" style:parent-style-name="Standard">
      <style:paragraph-properties fo:line-height="150%" fo:text-align="justify" style:justify-single-word="false"/>
      <style:text-properties officeooo:paragraph-rsid="00008c38"/>
    </style:style>
    <style:style style:name="P24" style:family="paragraph" style:parent-style-name="Standard">
      <style:paragraph-properties fo:line-height="150%" fo:text-align="justify" style:justify-single-word="false"/>
      <style:text-properties officeooo:paragraph-rsid="00011984"/>
    </style:style>
    <style:style style:name="P25" style:family="paragraph" style:parent-style-name="Standard">
      <style:paragraph-properties fo:line-height="150%" fo:text-align="justify" style:justify-single-word="false"/>
      <style:text-properties officeooo:paragraph-rsid="000213ea"/>
    </style:style>
    <style:style style:name="P26" style:family="paragraph" style:parent-style-name="Standard">
      <style:paragraph-properties fo:line-height="150%" fo:text-align="justify" style:justify-single-word="false"/>
      <style:text-properties officeooo:paragraph-rsid="00034641"/>
    </style:style>
    <style:style style:name="P27" style:family="paragraph" style:parent-style-name="Standard">
      <style:paragraph-properties fo:line-height="150%" fo:text-align="justify" style:justify-single-word="false"/>
      <style:text-properties officeooo:paragraph-rsid="0009ced2"/>
    </style:style>
    <style:style style:name="P28" style:family="paragraph" style:parent-style-name="Standard">
      <style:paragraph-properties fo:line-height="150%" fo:text-align="justify" style:justify-single-word="false"/>
      <style:text-properties officeooo:paragraph-rsid="000d1e0a"/>
    </style:style>
    <style:style style:name="P29" style:family="paragraph" style:parent-style-name="Standard">
      <style:paragraph-properties fo:line-height="150%" fo:text-align="justify" style:justify-single-word="false"/>
      <style:text-properties officeooo:paragraph-rsid="000f00d7"/>
    </style:style>
    <style:style style:name="P30" style:family="paragraph" style:parent-style-name="Standard">
      <style:paragraph-properties fo:line-height="150%" fo:text-align="justify" style:justify-single-word="false"/>
      <style:text-properties officeooo:paragraph-rsid="000f74aa"/>
    </style:style>
    <style:style style:name="P31" style:family="paragraph" style:parent-style-name="Standard">
      <style:paragraph-properties fo:line-height="150%" fo:text-align="justify" style:justify-single-word="false"/>
      <style:text-properties officeooo:paragraph-rsid="0012af7c"/>
    </style:style>
    <style:style style:name="P32" style:family="paragraph" style:parent-style-name="Standard">
      <style:paragraph-properties fo:line-height="150%" fo:text-align="justify" style:justify-single-word="false"/>
      <style:text-properties officeooo:paragraph-rsid="0016374b"/>
    </style:style>
    <style:style style:name="P33" style:family="paragraph" style:parent-style-name="Standard">
      <style:paragraph-properties fo:line-height="150%" fo:text-align="justify" style:justify-single-word="false"/>
      <style:text-properties officeooo:paragraph-rsid="001addb7"/>
    </style:style>
    <style:style style:name="P34" style:family="paragraph" style:parent-style-name="Standard">
      <style:paragraph-properties fo:line-height="150%" fo:text-align="justify" style:justify-single-word="false"/>
      <style:text-properties officeooo:paragraph-rsid="00183691"/>
    </style:style>
    <style:style style:name="P35" style:family="paragraph" style:parent-style-name="Standard">
      <style:paragraph-properties fo:line-height="150%" fo:text-align="justify" style:justify-single-word="false"/>
      <style:text-properties officeooo:rsid="00011984" officeooo:paragraph-rsid="00011984"/>
    </style:style>
    <style:style style:name="P36" style:family="paragraph" style:parent-style-name="Standard">
      <style:paragraph-properties fo:margin-left="1.251cm" fo:margin-right="0cm" fo:line-height="100%" fo:text-align="justify" style:justify-single-word="false" fo:text-indent="0cm" style:auto-text-indent="false"/>
      <style:text-properties style:font-name="Arial" fo:language="de" fo:country="DE" style:text-underline-style="none" officeooo:rsid="00064686" officeooo:paragraph-rsid="0009ced2"/>
    </style:style>
    <style:style style:name="P37" style:family="paragraph" style:parent-style-name="Standard">
      <style:paragraph-properties fo:line-height="150%" fo:text-align="justify" style:justify-single-word="false"/>
      <style:text-properties style:font-name="Arial" fo:language="de" fo:country="DE" style:text-underline-style="none" officeooo:rsid="001dcb6b" officeooo:paragraph-rsid="001dcb6b"/>
    </style:style>
    <style:style style:name="P38" style:family="paragraph" style:parent-style-name="Standard">
      <style:paragraph-properties fo:line-height="150%" fo:text-align="justify" style:justify-single-word="false"/>
      <style:text-properties style:font-name="Arial" fo:language="de" fo:country="DE" style:text-underline-style="none" officeooo:rsid="001b3d0c" officeooo:paragraph-rsid="001addb7"/>
    </style:style>
    <style:style style:name="P39" style:family="paragraph" style:parent-style-name="Standard">
      <style:paragraph-properties fo:line-height="150%" fo:text-align="justify" style:justify-single-word="false"/>
      <style:text-properties style:font-name="Arial" fo:language="de" fo:country="DE" style:text-underline-style="none" officeooo:rsid="00064686" officeooo:paragraph-rsid="00064686"/>
    </style:style>
    <style:style style:name="P40"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bold" officeooo:rsid="001b3d0c" officeooo:paragraph-rsid="001b3d0c" style:font-weight-asian="bold" style:font-weight-complex="bold"/>
    </style:style>
    <style:style style:name="P41" style:family="paragraph" style:parent-style-name="Standard">
      <style:paragraph-properties fo:line-height="150%" fo:text-align="justify" style:justify-single-word="false"/>
      <style:text-properties officeooo:rsid="000f74aa" officeooo:paragraph-rsid="000f74aa"/>
    </style:style>
    <style:style style:name="P42" style:family="paragraph" style:parent-style-name="Standard">
      <style:paragraph-properties fo:line-height="150%" fo:text-align="justify" style:justify-single-word="false"/>
      <style:text-properties officeooo:rsid="00145587" officeooo:paragraph-rsid="00145587"/>
    </style:style>
    <style:style style:name="T1" style:family="text">
      <style:text-properties style:font-name="Arial" fo:language="de" fo:country="DE"/>
    </style:style>
    <style:style style:name="T2" style:family="text">
      <style:text-properties style:font-name="Arial" fo:language="de" fo:country="DE" officeooo:rsid="00008c38"/>
    </style:style>
    <style:style style:name="T3" style:family="text">
      <style:text-properties style:font-name="Arial" fo:language="de" fo:country="DE" officeooo:rsid="00011984"/>
    </style:style>
    <style:style style:name="T4" style:family="text">
      <style:text-properties style:font-name="Arial" fo:language="de" fo:country="DE" officeooo:rsid="000213ea"/>
    </style:style>
    <style:style style:name="T5" style:family="text">
      <style:text-properties style:font-name="Arial" fo:language="de" fo:country="DE" style:text-underline-style="none"/>
    </style:style>
    <style:style style:name="T6" style:family="text">
      <style:text-properties style:font-name="Arial" fo:language="de" fo:country="DE" style:text-underline-style="none" officeooo:rsid="000213ea"/>
    </style:style>
    <style:style style:name="T7" style:family="text">
      <style:text-properties style:font-name="Arial" fo:language="de" fo:country="DE" style:text-underline-style="none" officeooo:rsid="00034641"/>
    </style:style>
    <style:style style:name="T8" style:family="text">
      <style:text-properties style:font-name="Arial" fo:language="de" fo:country="DE" style:text-underline-style="none" officeooo:rsid="000d1e0a"/>
    </style:style>
    <style:style style:name="T9" style:family="text">
      <style:text-properties style:font-name="Arial" fo:language="de" fo:country="DE" style:text-underline-style="none" officeooo:rsid="000f00d7"/>
    </style:style>
    <style:style style:name="T10" style:family="text">
      <style:text-properties style:font-name="Arial" fo:language="de" fo:country="DE" style:text-underline-style="none" officeooo:rsid="00064686"/>
    </style:style>
    <style:style style:name="T11" style:family="text">
      <style:text-properties style:font-name="Arial" fo:language="de" fo:country="DE" style:text-underline-style="none" officeooo:rsid="00081307"/>
    </style:style>
    <style:style style:name="T12" style:family="text">
      <style:text-properties style:font-name="Arial" fo:language="de" fo:country="DE" style:text-underline-style="none" officeooo:rsid="0009ced2"/>
    </style:style>
    <style:style style:name="T13" style:family="text">
      <style:text-properties style:font-name="Arial" fo:language="de" fo:country="DE" style:text-underline-style="none" officeooo:rsid="00114080"/>
    </style:style>
    <style:style style:name="T14" style:family="text">
      <style:text-properties style:font-name="Arial" fo:language="de" fo:country="DE" style:text-underline-style="none" officeooo:rsid="000f74aa"/>
    </style:style>
    <style:style style:name="T15" style:family="text">
      <style:text-properties style:font-name="Arial" fo:language="de" fo:country="DE" style:text-underline-style="none" officeooo:rsid="0012af7c"/>
    </style:style>
    <style:style style:name="T16" style:family="text">
      <style:text-properties style:font-name="Arial" fo:language="de" fo:country="DE" style:text-underline-style="none" officeooo:rsid="00145587"/>
    </style:style>
    <style:style style:name="T17" style:family="text">
      <style:text-properties style:font-name="Arial" fo:language="de" fo:country="DE" style:text-underline-style="none" officeooo:rsid="0016374b"/>
    </style:style>
    <style:style style:name="T18" style:family="text">
      <style:text-properties style:font-name="Arial" fo:language="de" fo:country="DE" style:text-underline-style="none" officeooo:rsid="00183691"/>
    </style:style>
    <style:style style:name="T19" style:family="text">
      <style:text-properties style:font-name="Arial" fo:language="de" fo:country="DE" style:text-underline-style="none" officeooo:rsid="001addb7"/>
    </style:style>
    <style:style style:name="T20" style:family="text">
      <style:text-properties style:font-name="Arial" fo:language="de" fo:country="DE" style:text-underline-style="none" officeooo:rsid="001b3d0c"/>
    </style:style>
    <style:style style:name="T21" style:family="text">
      <style:text-properties style:font-name="Arial" fo:language="de" fo:country="DE" style:text-underline-style="none" fo:font-weight="bold" style:font-weight-asian="bold" style:font-weight-complex="bold"/>
    </style:style>
    <style:style style:name="T22" style:family="text">
      <style:text-properties style:font-name="Arial" fo:language="de" fo:country="DE" style:text-underline-style="none" fo:font-weight="bold" officeooo:rsid="000213ea" style:font-weight-asian="bold" style:font-weight-complex="bold"/>
    </style:style>
    <style:style style:name="T23" style:family="text">
      <style:text-properties style:font-name="Arial" fo:language="de" fo:country="DE" style:text-underline-style="none" fo:font-weight="bold" officeooo:rsid="00011984" style:font-weight-asian="bold" style:font-weight-complex="bold"/>
    </style:style>
    <style:style style:name="T24" style:family="text">
      <style:text-properties style:font-name="Arial" fo:language="de" fo:country="DE" style:text-underline-style="none" fo:font-weight="bold" officeooo:rsid="000d1e0a" style:font-weight-asian="bold" style:font-weight-complex="bold"/>
    </style:style>
    <style:style style:name="T25" style:family="text">
      <style:text-properties style:font-name="Arial" fo:language="de" fo:country="DE" style:text-underline-style="none" officeooo:rsid="001dcb6b"/>
    </style:style>
    <style:style style:name="T26" style:family="text">
      <style:text-properties style:font-name="Arial" fo:language="de" fo:country="DE" officeooo:rsid="000f00d7"/>
    </style:style>
    <style:style style:name="T27" style:family="text">
      <style:text-properties officeooo:rsid="00011984"/>
    </style:style>
    <style:style style:name="T28" style:family="text">
      <style:text-properties officeooo:rsid="00081307"/>
    </style:style>
    <style:style style:name="T29" style:family="text">
      <style:text-properties style:text-position="super 58%" officeooo:rsid="0009ced2"/>
    </style:style>
    <style:style style:name="T30" style:family="text">
      <style:text-properties officeooo:rsid="001dcb6b"/>
    </style:style>
    <style:style style:name="T3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tion der Planungsphase <text:span text:style-name="T27">&amp; Wie haben wir was gelöst</text:span></text:p>
      <text:p text:style-name="P1"/>
      <text:p text:style-name="P3">Als das Thema des Eingangskontrollsystems gefunden war haben wir uns Gedanken über die Realisierung gemacht. Zuerst haben wir das Projekt in mehrere kleinere Abschnitte unterteilt:</text:p>
      <text:p text:style-name="P23"><text:span text:style-name="T2"><text:tab/>Registrierung; Anmeld</text:span><text:span text:style-name="T3">ung / </text:span><text:span text:style-name="T4">Abmeldung</text:span><text:span text:style-name="T2">; Tür-System</text:span></text:p>
      <text:p text:style-name="P4">Anschließend haben wir uns im Detail diese einzelnen Teilsysteme angeschaut und die Anforderungen dieser Systeme notiert:</text:p>
      <text:p text:style-name="P24"><text:span text:style-name="T3"><text:tab/></text:span><text:span text:style-name="T23">Registrierung:</text:span></text:p>
      <text:p text:style-name="P4">Es sollen alle Nutzer identifizierbar und kontaktierbar permanent gespeichert werden. Außerdem soll jedem Nutzer der sich registriert eine Art einzigartiger Schlüssel gegeben werden mit dem er sich anmelden kann.</text:p>
      <text:p text:style-name="P35"><text:span text:style-name="T3">D</text:span><text:span text:style-name="T1">amit würden wir das Problem lösen, dass man seine Daten immer wieder angeben müsste, weil sobald man sich einmal registriert hat wären die Daten permanent im System.</text:span></text:p>
      <text:p text:style-name="P4"/>
      <text:p text:style-name="P24"><text:span text:style-name="T3"><text:tab/></text:span><text:span text:style-name="T23">Anmeldung / </text:span><text:span text:style-name="T22">Abmeldung</text:span><text:span text:style-name="T23">:</text:span></text:p>
      <text:p text:style-name="P24"><text:span text:style-name="T3">Man soll in der Lage sein über die Eingabe seines einzigartigen Schlüssels die Anmeldung / </text:span><text:span text:style-name="T4">Abmeldung</text:span><text:span text:style-name="T3"> durchzuführen. </text:span><text:span text:style-name="T4">Nach der Eingabe sollen mit dem Schlüssel einige logische Tests durchgeführt werden, wie ob der überhaupt im System existiert und weiteres. Außerdem sollen die infektionsschutztechnischen Bedingungen überprüft werden, wie ob noch Platz im Gebäude ist.</text:span></text:p>
      <text:p text:style-name="P29"><text:span text:style-name="T4">Damit würde man die „Türsteher“ umgehen, die immer </text:span><text:span text:style-name="T26">aktuell</text:span><text:span text:style-name="T4"> am Eingang stehen müssen und darauf achten, dass nicht zu viele Personen auf einmal im Restaurant sind. Natürlich sol</text:span><text:span text:style-name="T26">l</text:span><text:span text:style-name="T4"> dieses Anmeldesystem auch dazu beitragen den Aufwand der Datenerfassung zu minimieren. Wie schon gesagt muss man statt seinen gesamten Daten so nur noch den bei der Registrierung erhaltenen Schlüssel übergeben.</text:span></text:p>
      <text:p text:style-name="P5"/>
      <text:p text:style-name="P25"><text:span text:style-name="T4"><text:tab/></text:span><text:span text:style-name="T22">Tür-System:</text:span></text:p>
      <text:p text:style-name="P26"><text:span text:style-name="T6">Sobald eine erfolgreiche Anmeldung / Abmeldung durchgeführt wurde soll eine Tür bzw. hier modellhaft eine Schranke geöffnet werden, die sich nach </text:span><text:soft-page-break/><text:span text:style-name="T9">dem</text:span><text:span text:style-name="T6"> </text:span><text:span text:style-name="T9">P</text:span><text:span text:style-name="T6">assieren </text:span><text:span text:style-name="T9">der Schranke</text:span><text:span text:style-name="T6"> idealerweise auch noch von alleine schließt. Auch </text:span><text:span text:style-name="T7">wollen wir den Eingang vom Ausgang trennen, also separate Schranken installieren.</text:span></text:p>
      <text:p text:style-name="P25"><text:span text:style-name="T6">Das würde dabei helfen, die Übertragungschancen des Virus zu minimieren, da physische Kontakte mit der Tür eliminiert werden. </text:span><text:span text:style-name="T7">Durch das Trennen von Ausgang und Eingang würde eine Art Einbahnstraße realisiert werden, die weiter zum Infektionsschutz beitragen würde.</text:span></text:p>
      <text:p text:style-name="P6"/>
      <text:p text:style-name="P2">Welche Materialien / Bauteile oder auch softwareseitige Funktionen werden benötigt? Warum gerade diese?</text:p>
      <text:p text:style-name="P7"/>
      <text:p text:style-name="P7"><text:span text:style-name="T31">ESP32:</text:span></text:p>
      <text:p text:style-name="P27"><text:span text:style-name="T10">Zur Realisierung des Registrierungssystems wollen wir eine Website hosten, auf die man über ein lokales Netzwerk zugreifen können soll. Da wir das Projekt auf Basis von Mikrocontrollern realisier</text:span><text:span text:style-name="T11">e</text:span><text:span text:style-name="T10">n sollen, </text:span><text:span text:style-name="T11">bietet sich hierfür die ESP Plattform an, </text:span><text:span text:style-name="T12">da </text:span><text:span text:style-name="T9">diese</text:span><text:span text:style-name="T12"> alle Anforderungen dafür erfüllt und auch in der Lage ist mit weiteren Mikrocontrollern zu kommunizieren:</text:span></text:p>
      <text:p text:style-name="P36"><text:span text:style-name="T28">Die ESP32-Familie weist diverse Peripherieschnittstellen auf, unter anderem stehen mehrere UARTs, SPI-, CAN- und I²C-Schnittstellen, ein integriertes Wireless Local Area Network (WLAN nach IEEE 802.11 b/g/n), das auch Bluetooth unterstützt, und eine Ethernet-Schnittstelle über das Media Independent Interface (MII) zur Verfügung.</text:span><text:span text:style-name="T29">1</text:span></text:p>
      <text:p text:style-name="P8"/>
      <text:p text:style-name="P20">DS3031 (RTC):</text:p>
      <text:p text:style-name="P28"><text:span text:style-name="T8">Um zu speichern wann ein Ku</text:span><text:span text:style-name="T9">n</text:span><text:span text:style-name="T8">de im Geschäft war (damit wir im Nachhinein feststellen können wer im Falle einer Infektion mit dem Infizierten im Gebäude war) wird eine RTC benötigt. Wir haben genau diese genommen da <text:s/>sie in den Arduino-Kits die wir vorher bestellt haben dabei war.</text:span></text:p>
      <text:p text:style-name="P9"/>
      <text:p text:style-name="P41"><text:span text:style-name="T24">A</text:span><text:span text:style-name="T21">ZDelivery MicroSD Card Adapter + MicroSD Karte:</text:span></text:p>
      <text:p text:style-name="P30"><text:span text:style-name="T14">Zur tat</text:span><text:span text:style-name="T13">sächlichen Speicherung der Daten wird eine MicroSD Karte per Adapter die via I²C angesteurt wird benutzt. Wir haben uns für diese Speichermethode entschieden, da wir keine direkte Möglichkeit hatten permanent viele Daten auf den Mikrocontrollern zu speichern. Eine SD-Karte </text:span><text:soft-page-break/><text:span text:style-name="T13">mit Adapter zu benutzen war für uns dann die nächste Lösung. Außerdem haben wir dazu viele Ressourcen und Hilfen im Netz gefunden, was oft darauf hindeutet, dass die Methode gut geeignet ist.</text:span></text:p>
      <text:p text:style-name="P10"/>
      <text:p text:style-name="P19">5x4x4 Matrix Eingabefeld:</text:p>
      <text:p text:style-name="P31"><text:span text:style-name="T15">Dieses (hauptsächlich) Zahlenfeld wir</text:span><text:span text:style-name="T18">d</text:span><text:span text:style-name="T15"> benutzt um </text:span><text:span text:style-name="T16">den Schlüssel bei der Anmeldung auszulesen. Wir haben diese Zahlenfelder benutzt, da sie auch schon in unseren Starter-Kits vorhanden waren.</text:span></text:p>
      <text:p text:style-name="P11"/>
      <text:p text:style-name="P42"><text:span text:style-name="T21">Arduino Nano:</text:span></text:p>
      <text:p text:style-name="P32"><text:span text:style-name="T17">Diese Mikrocontroller benutzen wir, um die Eingaben der Zahlenfelder auszulesen. Wir können die Zahlenfelder nämlich nicht direkt an den ESP anschließen </text:span><text:span text:style-name="T18">da sie zu viele Pins benutzen. Deswegen lassen wir sie von den Nanos auslesen und fragen das Ergebnis dann über I²C ab.</text:span></text:p>
      <text:p text:style-name="P12"/>
      <text:p text:style-name="P18">LCD-Display:</text:p>
      <text:p text:style-name="P34"><text:span text:style-name="T18">Für ein besseres visuelles Feedback zeigen wir die aktuelle Eingabe auf LCD-Displays an. Die Displays die bei uns in den Starter-Kits waren </text:span><text:span text:style-name="T25">benötigen aber sehr viele Pins um angesteuert zu werden und da wir 2 benötigen müssen wir sie irgendwie anders betrieben.</text:span></text:p>
      <text:p text:style-name="P13"/>
      <text:p text:style-name="P21">LCD I²C Backpack:</text:p>
      <text:p text:style-name="P37">Diese Adapter reduzieren die benötigten Pins im Grunde von 16 komplett belegten Pins auf 4 Anschlüsse an Kommunikations- und Strompins, die auch noch für weitere Verbindungen verwendet werden können, was das Anschließen sehr viel einfacher gestaltet.</text:p>
      <text:p text:style-name="P13"/>
      <text:p text:style-name="P18">Servo Motoren:</text:p>
      <text:p text:style-name="P13">Um die Schranken zu öffnen wollen wir Servo-Motoren benutzen. Wir hatten zu Beginn die Auswahl zwischen Stepper-Motoren und Servo-Motoren die beide in den Arduino-Kits waren. Da die Servo-Motoren einfacher anzusteuern waren haben wir uns für die entschieden.</text:p>
      <text:p text:style-name="P13"/>
      <text:p text:style-name="P17"><text:soft-page-break/>HC-SR04 (US-Sensor):</text:p>
      <text:p text:style-name="P15">Um zu merken wann der Kunde die Schranke passiert hat wollen wir einen Ultraschall-Abstandssensor benutzen. Auch hier benutzen wir dieses Modell, da es schon in unserem Besitz war.</text:p>
      <text:p text:style-name="P13"/>
      <text:p text:style-name="P16">Softwaretechnische Funktionen:</text:p>
      <text:p text:style-name="P14">Einmal werden wir einen Code-Generator, der die einzigartigen Schlüssel für die Nutzer generiert, benötigen. Dieser soll außerdem sicher gehen, dass der generierte Code nicht schon existiert.</text:p>
      <text:p text:style-name="P33"><text:span text:style-name="T19">Außerdem wird eine Implementierung unseres Automaten benötigt. </text:span><text:span text:style-name="T20">Daneben müssen wir eine Website auf dem ESP hosten und uns ein „Datenbank“-Modell auf der SD-Karte zur Datenspeicherung überlegen.</text:span></text:p>
      <text:p text:style-name="P38"/>
      <text:p text:style-name="P40">Wie / wo haben wir uns was besorgt?</text:p>
      <text:p text:style-name="P40"/>
      <text:p text:style-name="P22">Wie oben schon mehrfach angesprochen hatten wir schon viele der Bauteile aus den Arduino-Kits die wir uns zu Beginn des Semesters anschaffen sollten. <text:span text:style-name="T30">Den ESP32, das microSD-Card Modul, die Arduino nanos sowie die LCD-Adapter haben wir uns zu Beginn über Amazon bestellt. Das Holz für das Gehäuse und die Farbe haben wir im nächsten Baumarkt gekauft, was sich tatsächlich als relativ schwierig herausgestellt hat, da Baumärkte zu dieser Zeit nur für Gewerbetreibende geöffnet hatt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7.294cm" style:type="center"/>
          <style:tab-stop style:position="14.5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94cm" style:type="center"/>
          <style:tab-stop style:position="14.58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3-15T10:29:44.638000000</dc:date>
    <meta:editing-duration>PT2H18M14S</meta:editing-duration>
    <meta:editing-cycles>15</meta:editing-cycles>
    <meta:document-statistic meta:table-count="0" meta:image-count="0" meta:object-count="0" meta:page-count="4" meta:paragraph-count="38" meta:word-count="911" meta:character-count="6216" meta:non-whitespace-character-count="5346"/>
  </office:meta>
</office:document-meta>
</file>